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8.602cm" fo:min-width="8.352cm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0.861cm"/>
      <style:paragraph-properties style:writing-mode="lr-tb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224cm" fo:min-width="4.474cm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5" style:family="graphic" style:parent-style-name="standard">
      <style:graphic-properties draw:stroke="dash" draw:stroke-dash="Dash" svg:stroke-width="0.053cm" svg:stroke-color="#000000" draw:marker-start-width="0.28cm" draw:marker-end-width="0.28cm" draw:textarea-vertical-align="middle" fo:padding-top="0.152cm" fo:padding-bottom="0.152cm" fo:padding-left="0.277cm" fo:padding-right="0.277cm"/>
    </style:style>
    <style:style style:name="gr6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224cm" fo:min-width="4.474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673cm"/>
      <style:paragraph-properties style:writing-mode="lr-tb"/>
    </style:style>
    <style:style style:name="gr8" style:family="graphic" style:parent-style-name="standard">
      <style:graphic-properties draw:stroke="dash" draw:stroke-dash="Dash" svg:stroke-width="0.053cm" svg:stroke-color="#000000" draw:marker-start-width="0.359cm" draw:marker-end-width="0.359cm" draw:textarea-vertical-align="middle" fo:padding-top="0.152cm" fo:padding-bottom="0.152cm" fo:padding-left="0.277cm" fo:padding-right="0.277cm"/>
    </style:style>
    <style:style style:name="gr9" style:family="graphic" style:parent-style-name="objectwithoutfill">
      <style:graphic-properties draw:stroke="dash" draw:stroke-dash="Dash" svg:stroke-width="0.053cm" svg:stroke-color="#000000" draw:marker-start-width="0.321cm" draw:marker-end-width="0.321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loext:graphic-properties draw:fill="none" draw:fill-color="#ffffff"/>
      <style:paragraph-properties fo:text-align="center"/>
      <style:text-properties fo:font-weight="bold"/>
    </style:style>
    <style:style style:name="P4" style:family="paragraph">
      <style:text-properties fo:font-weight="normal"/>
    </style:style>
    <style:style style:name="P5" style:family="paragraph">
      <loext:graphic-properties draw:fill="none" draw:fill-color="#ffffff"/>
      <style:text-properties fo:font-weight="normal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weight="normal"/>
    </style:style>
    <style:style style:name="P8" style:family="paragraph">
      <loext:graphic-properties draw:fill="none" draw:fill-color="#ffffff"/>
      <style:paragraph-properties fo:text-align="center"/>
      <style:text-properties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9.5cm" svg:height="9.5cm" svg:x="14.75cm" svg:y="3.75cm">
          <text:p/>
          <draw:enhanced-geometry svg:viewBox="0 0 21600 21600" draw:path-stretchpoint-x="10800" draw:path-stretchpoint-y="10800" draw:text-areas="?f3 ?f4 ?f5 ?f6" draw:type="round-rectangle" draw:modifiers="2106.77331957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6.5cm" svg:height="1.111cm" svg:x="16.25cm" svg:y="2.664cm">
          <draw:text-box>
            <text:p text:style-name="P2">animal2</text:p>
          </draw:text-box>
        </draw:frame>
        <draw:custom-shape draw:style-name="gr3" draw:text-style-name="P1" draw:layer="layout" svg:width="5.25cm" svg:height="1.75cm" svg:x="18cm" svg:y="1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.5cm" svg:height="1cm" svg:x="15.55cm" svg:y="10.625cm">
          <draw:text-box>
            <text:p text:style-name="P4">pareja</text:p>
          </draw:text-box>
        </draw:frame>
        <draw:connector draw:style-name="gr5" draw:text-style-name="P6" draw:layer="layout" draw:line-skew="1.128cm" svg:x1="14.393cm" svg:y1="8.307cm" svg:x2="9.851cm" svg:y2="11.191cm" svg:d="M14393 8307h-1143v2884h-3399" svg:viewBox="0 0 4543 2885">
          <text:p/>
        </draw:connector>
        <draw:custom-shape draw:style-name="gr6" draw:text-style-name="P1" draw:layer="layout" svg:width="5.25cm" svg:height="1.75cm" svg:x="18cm" svg:y="4.25cm">
          <text:p text:style-name="P6">“Caballo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3.45cm" svg:height="0.962cm" svg:x="15.3cm" svg:y="4.644cm">
          <draw:text-box>
            <text:p text:style-name="P4">nombre</text:p>
          </draw:text-box>
        </draw:frame>
        <draw:custom-shape draw:style-name="gr6" draw:text-style-name="P1" draw:layer="layout" svg:width="5.25cm" svg:height="1.75cm" svg:x="18cm" svg:y="6.25cm">
          <text:p text:style-name="P6">“M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3.45cm" svg:height="0.962cm" svg:x="15.3cm" svg:y="6.644cm">
          <draw:text-box>
            <text:p text:style-name="P4">genero</text:p>
          </draw:text-box>
        </draw:frame>
        <draw:custom-shape draw:style-name="gr1" draw:text-style-name="P1" draw:layer="layout" svg:width="9.5cm" svg:height="9.5cm" svg:x="1.751cm" svg:y="3.75cm">
          <text:p/>
          <draw:enhanced-geometry svg:viewBox="0 0 21600 21600" draw:path-stretchpoint-x="10800" draw:path-stretchpoint-y="10800" draw:text-areas="?f3 ?f4 ?f5 ?f6" draw:type="round-rectangle" draw:modifiers="2106.77331957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25cm" svg:height="1.75cm" svg:x="5.001cm" svg:y="1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.5cm" svg:height="1cm" svg:x="2.551cm" svg:y="10.625cm">
          <draw:text-box>
            <text:p text:style-name="P4">pareja</text:p>
          </draw:text-box>
        </draw:frame>
        <draw:custom-shape draw:style-name="gr6" draw:text-style-name="P1" draw:layer="layout" svg:width="5.25cm" svg:height="1.75cm" svg:x="5.001cm" svg:y="4.25cm">
          <text:p text:style-name="P6">“Cebra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3.45cm" svg:height="0.962cm" svg:x="2.301cm" svg:y="4.644cm">
          <draw:text-box>
            <text:p text:style-name="P4">nombre</text:p>
          </draw:text-box>
        </draw:frame>
        <draw:custom-shape draw:style-name="gr6" draw:text-style-name="P1" draw:layer="layout" svg:width="5.25cm" svg:height="1.75cm" svg:x="5.001cm" svg:y="6.25cm">
          <text:p text:style-name="P6">“F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3.45cm" svg:height="0.962cm" svg:x="2.301cm" svg:y="6.644cm">
          <draw:text-box>
            <text:p text:style-name="P4">genero</text:p>
          </draw:text-box>
        </draw:frame>
        <draw:frame draw:style-name="gr2" draw:text-style-name="P3" draw:layer="layout" svg:width="6.5cm" svg:height="1.111cm" svg:x="3.251cm" svg:y="2.664cm">
          <draw:text-box>
            <text:p text:style-name="P2">animal1</text:p>
          </draw:text-box>
        </draw:frame>
        <draw:connector draw:style-name="gr8" draw:text-style-name="P6" draw:layer="layout" draw:line-skew="6.573cm" svg:x1="7.461cm" svg:y1="14.287cm" svg:x2="20.608cm" svg:y2="11.767cm" svg:d="M7461 14287h13147v-2520" svg:viewBox="0 0 13148 2521">
          <text:p/>
        </draw:connector>
        <draw:connector draw:style-name="gr9" draw:text-style-name="P1" draw:layer="layout" draw:type="line" svg:x1="7.496cm" svg:y1="13.519cm" svg:x2="7.486cm" svg:y2="14.319cm" svg:d="M7496 13519l-10 800" svg:viewBox="0 0 11 801">
          <text:p/>
        </draw:connector>
        <draw:frame draw:style-name="gr10" draw:text-style-name="P8" draw:layer="layout" svg:width="1.45cm" svg:height="0.962cm" svg:x="19.841cm" svg:y="8.494cm">
          <draw:text-box>
            <text:p text:style-name="P7">…</text:p>
          </draw:text-box>
        </draw:frame>
        <draw:frame draw:style-name="gr10" draw:text-style-name="P8" draw:layer="layout" svg:width="1.45cm" svg:height="0.962cm" svg:x="6.842cm" svg:y="8.494cm">
          <draw:text-box>
            <text:p text:style-name="P7">…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16T13:00:47.723000000</meta:creation-date>
    <dc:date>2023-08-16T13:28:27.638000000</dc:date>
    <meta:editing-duration>PT16M58S</meta:editing-duration>
    <meta:editing-cycles>2</meta:editing-cycles>
    <meta:generator>LibreOffice/7.1.0.3$Windows_X86_64 LibreOffice_project/f6099ecf3d29644b5008cc8f48f42f4a40986e4c</meta:generator>
    <meta:document-statistic meta:object-count="21"/>
  </office:meta>
</office:document-meta>
</file>